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31515" style:font-name="DejaVu Sans Mono" fo:font-size="9.5pt" fo:language="en" fo:country="US" style:font-name-asian="DejaVu Sans Mono" style:font-size-asian="9.5pt" style:language-asian="en" style:country-asian="US" style:font-name-complex="DejaVu Sans Mono" style:font-size-complex="9.5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umerator      </text:p>
          </table:table-cell>
          <table:table-cell table:style-name="ce1" office:value-type="string" calcext:value-type="string">
            <text:p>Denominator</text:p>
          </table:table-cell>
          <table:table-cell table:style-name="ce2" office:value-type="string" calcext:value-type="string">
            <text:p>Quoti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QUOTIENT([.A2];[.B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1" calcext:value-type="float">
            <text:p>3.1</text:p>
          </table:table-cell>
          <table:table-cell table:formula="of:=QUOTIENT([.A3];[.B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formula="of:=QUOTIENT([.A4];[.B4]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54.719066107646" calcext:value-type="float">
            <text:p>154.72</text:p>
          </table:table-cell>
          <table:table-cell office:value-type="float" office:value="29.62774311" calcext:value-type="float">
            <text:p>29.63</text:p>
          </table:table-cell>
          <table:table-cell table:formula="of:=QUOTIENT([.A5];[.B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.079880448058" calcext:value-type="float">
            <text:p>328.08</text:p>
          </table:table-cell>
          <table:table-cell office:value-type="float" office:value="82.84295881" calcext:value-type="float">
            <text:p>82.84</text:p>
          </table:table-cell>
          <table:table-cell table:formula="of:=QUOTIENT([.A6];[.B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74.676181888208" calcext:value-type="float">
            <text:p>574.68</text:p>
          </table:table-cell>
          <table:table-cell office:value-type="float" office:value="17.24160851" calcext:value-type="float">
            <text:p>17.24</text:p>
          </table:table-cell>
          <table:table-cell table:formula="of:=QUOTIENT([.A7];[.B7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2.055688062683" calcext:value-type="float">
            <text:p>252.06</text:p>
          </table:table-cell>
          <table:table-cell office:value-type="float" office:value="22.19864307" calcext:value-type="float">
            <text:p>22.2</text:p>
          </table:table-cell>
          <table:table-cell table:formula="of:=QUOTIENT([.A8];[.B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3.023965591565" calcext:value-type="float">
            <text:p>833.02</text:p>
          </table:table-cell>
          <table:table-cell office:value-type="float" office:value="33.03991861" calcext:value-type="float">
            <text:p>33.04</text:p>
          </table:table-cell>
          <table:table-cell table:formula="of:=QUOTIENT([.A9];[.B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.2682561054826" calcext:value-type="float">
            <text:p>50.27</text:p>
          </table:table-cell>
          <table:table-cell office:value-type="float" office:value="90.23805486" calcext:value-type="float">
            <text:p>90.24</text:p>
          </table:table-cell>
          <table:table-cell table:formula="of:=QUOTIENT([.A10];[.B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.897787839174" calcext:value-type="float">
            <text:p>502.9</text:p>
          </table:table-cell>
          <table:table-cell office:value-type="float" office:value="52.43424897" calcext:value-type="float">
            <text:p>52.43</text:p>
          </table:table-cell>
          <table:table-cell table:formula="of:=QUOTIENT([.A11];[.B1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.99657036177814" calcext:value-type="float">
            <text:p>4</text:p>
          </table:table-cell>
          <table:table-cell office:value-type="float" office:value="62.03393885" calcext:value-type="float">
            <text:p>62.03</text:p>
          </table:table-cell>
          <table:table-cell table:formula="of:=QUOTIENT([.A12];[.B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.727922109887" calcext:value-type="float">
            <text:p>339.73</text:p>
          </table:table-cell>
          <table:table-cell office:value-type="float" office:value="53.60002147" calcext:value-type="float">
            <text:p>53.6</text:p>
          </table:table-cell>
          <table:table-cell table:formula="of:=QUOTIENT([.A13];[.B1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5.044949622825" calcext:value-type="float">
            <text:p>415.04</text:p>
          </table:table-cell>
          <table:table-cell office:value-type="float" office:value="25.16058076" calcext:value-type="float">
            <text:p>25.16</text:p>
          </table:table-cell>
          <table:table-cell table:formula="of:=QUOTIENT([.A14];[.B1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2.607471831143" calcext:value-type="float">
            <text:p>312.61</text:p>
          </table:table-cell>
          <table:table-cell office:value-type="float" office:value="20.39312825" calcext:value-type="float">
            <text:p>20.39</text:p>
          </table:table-cell>
          <table:table-cell table:formula="of:=QUOTIENT([.A15];[.B1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6.621766323224" calcext:value-type="float">
            <text:p>206.62</text:p>
          </table:table-cell>
          <table:table-cell office:value-type="float" office:value="50.68880974" calcext:value-type="float">
            <text:p>50.69</text:p>
          </table:table-cell>
          <table:table-cell table:formula="of:=QUOTIENT([.A16];[.B1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.302497353405" calcext:value-type="float">
            <text:p>560.3</text:p>
          </table:table-cell>
          <table:table-cell office:value-type="float" office:value="67.08534376" calcext:value-type="float">
            <text:p>67.09</text:p>
          </table:table-cell>
          <table:table-cell table:formula="of:=QUOTIENT([.A17];[.B1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48.597277048975" calcext:value-type="float">
            <text:p>448.6</text:p>
          </table:table-cell>
          <table:table-cell office:value-type="float" office:value="28.29407139" calcext:value-type="float">
            <text:p>28.29</text:p>
          </table:table-cell>
          <table:table-cell table:formula="of:=QUOTIENT([.A18];[.B1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74.20977675356" calcext:value-type="float">
            <text:p>874.21</text:p>
          </table:table-cell>
          <table:table-cell office:value-type="float" office:value="21.73164333" calcext:value-type="float">
            <text:p>21.73</text:p>
          </table:table-cell>
          <table:table-cell table:formula="of:=QUOTIENT([.A19];[.B19]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55.525118950754" calcext:value-type="float">
            <text:p>555.53</text:p>
          </table:table-cell>
          <table:table-cell office:value-type="float" office:value="98.58715287" calcext:value-type="float">
            <text:p>98.59</text:p>
          </table:table-cell>
          <table:table-cell table:formula="of:=QUOTIENT([.A20];[.B2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.273122616112" calcext:value-type="float">
            <text:p>626.27</text:p>
          </table:table-cell>
          <table:table-cell office:value-type="float" office:value="46.55028016" calcext:value-type="float">
            <text:p>46.55</text:p>
          </table:table-cell>
          <table:table-cell table:formula="of:=QUOTIENT([.A21];[.B21])" office:value-type="float" office:value="13" calcext:value-type="float">
            <text:p>1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0000／00／00</text:date>, <text:time style:data-style-name="N2" text:time-value="0000-00-00T00:00:01.378925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2.3$Windows_x86 LibreOffice_project/40b2d7fde7e8d2d7bc5a449dc65df4d08a7dd38</meta:generator>
    <dc:date>2013-12-16T11:00:16.480000000</dc:date>
    <meta:document-statistic meta:table-count="3" meta:cell-count="63" meta:object-count="0"/>
    <meta:user-defined meta:name="Info 1"/>
    <meta:user-defined meta:name="Info 2"/>
    <meta:user-defined meta:name="Info 3"/>
    <meta:user-defined meta:name="Info 4"/>
  </office:meta>
</office:document-meta>
</file>